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86in" fo:margin-left="0in" fo:margin-right="-0.0056in" table:align="margins"/>
    </style:style>
    <style:style style:name="Table1.A" style:family="table-column">
      <style:table-column-properties style:column-width="1.7493in" style:rel-column-width="17114*"/>
    </style:style>
    <style:style style:name="Table1.B" style:family="table-column">
      <style:table-column-properties style:column-width="4.9493in" style:rel-column-width="484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 style:data-style-name="N0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2bae2" officeooo:paragraph-rsid="0002bae2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1">
      <style:text-properties style:font-name="Liberation Mono" fo:font-size="10pt" officeooo:paragraph-rsid="0002bae2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2">
      <style:text-properties style:font-name="Liberation Mono" fo:font-size="10pt" officeooo:rsid="0002bae2" officeooo:paragraph-rsid="0002bae2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3">
      <style:text-properties style:font-name="Liberation Mono" fo:font-size="10pt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paragraph-rsid="0002bae2" style:font-name-asian="Courier New" style:font-size-asian="10pt" style:font-name-complex="Liberation Mono" style:font-size-complex="10pt"/>
    </style:style>
    <style:style style:name="T1" style:family="text">
      <style:text-properties officeooo:rsid="0002bae2"/>
    </style:style>
    <style:style style:name="T2" style:family="text">
      <style:text-properties officeooo:rsid="0004aa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float" office:value="23">
            <text:p text:style-name="P2">23</text:p>
          </table:table-cell>
        </table:table-row>
        <table:table-row>
          <table:table-cell table:style-name="Table1.A12" office:value-type="string">
            <text:p text:style-name="P1">Use Case Name</text:p>
          </table:table-cell>
          <table:table-cell table:style-name="Table1.B12" office:value-type="string">
            <text:p text:style-name="P1">Toggle <text:span text:style-name="T1">Copy Files Into World Folder</text:span></text:p>
          </table:table-cell>
        </table:table-row>
        <table:table-row>
          <table:table-cell table:style-name="Table1.A12" office:value-type="string">
            <text:p text:style-name="P1">Included Cases</text:p>
          </table:table-cell>
          <table:table-cell table:style-name="Table1.B12" office:value-type="string">
            <text:p text:style-name="P1">None</text:p>
          </table:table-cell>
        </table:table-row>
        <table:table-row>
          <table:table-cell table:style-name="Table1.A12" office:value-type="string">
            <text:p text:style-name="P1">Priority</text:p>
          </table:table-cell>
          <table:table-cell table:style-name="Table1.B12" office:value-type="string">
            <text:p text:style-name="P1">Needed</text:p>
          </table:table-cell>
        </table:table-row>
        <table:table-row>
          <table:table-cell table:style-name="Table1.A12" office:value-type="string">
            <text:p text:style-name="P1">View</text:p>
          </table:table-cell>
          <table:table-cell table:style-name="Table1.B12" office:value-type="string">
            <text:p text:style-name="P2">World Settings Popup</text:p>
          </table:table-cell>
        </table:table-row>
        <table:table-row>
          <table:table-cell table:style-name="Table1.A12" office:value-type="string">
            <text:p text:style-name="P1">Brief Description</text:p>
          </table:table-cell>
          <table:table-cell table:style-name="Table1.B12" office:value-type="string">
            <text:p text:style-name="P1">The DM can <text:span text:style-name="T1">choose to have all properties and files used and linked to entities (multimedia, sounds, etc.) copied into the folder used for storing the world</text:span></text:p>
            <text:p text:style-name="P1"/>
          </table:table-cell>
        </table:table-row>
        <table:table-row>
          <table:table-cell table:style-name="Table1.A12" office:value-type="string">
            <text:p text:style-name="P1">Trigger</text:p>
          </table:table-cell>
          <table:table-cell table:style-name="Table1.B12" office:value-type="string">
            <text:p text:style-name="P1">The DM selects the <text:span text:style-name="T2">checkbox</text:span> to toggle the <text:span text:style-name="T1">copying of files into the world folder</text:span></text:p>
            <text:p text:style-name="P1"/>
          </table:table-cell>
        </table:table-row>
        <table:table-row>
          <table:table-cell table:style-name="Table1.A12" office:value-type="string">
            <text:p text:style-name="P1">Actors</text:p>
          </table:table-cell>
          <table:table-cell table:style-name="Table1.B1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12" office:value-type="string">
            <text:p text:style-name="P1">Inputs</text:p>
          </table:table-cell>
          <table:table-cell table:style-name="Table1.B12" office:value-type="string">
            <text:list xml:id="list845586716137306072" text:style-name="L1">
              <text:list-item>
                <text:p text:style-name="P4">The DM will select the <text:span text:style-name="T1">checkbox “Toggle Copy Files Into World Folder” </text:span>when the<text:span text:style-name="T1">y do not want to copy over files</text:span></text:p>
              </text:list-item>
              <text:list-item>
                <text:p text:style-name="P5">The DM will select the <text:span text:style-name="T1">checkbox “Toggle Copy Files Into World Folder” </text:span>when the<text:span text:style-name="T1">y do want to copy over files</text:span></text:p>
                <text:p text:style-name="P5"/>
              </text:list-item>
            </text:list>
          </table:table-cell>
        </table:table-row>
        <table:table-row>
          <table:table-cell table:style-name="Table1.A12" office:value-type="string">
            <text:p text:style-name="P1">Outputs</text:p>
          </table:table-cell>
          <table:table-cell table:style-name="Table1.B12" office:value-type="string">
            <text:list xml:id="list1281759132383741148" text:style-name="L2">
              <text:list-item>
                <text:p text:style-name="P6">If the <text:span text:style-name="T2">checkbox</text:span> is active, files will be copied over into the world folder</text:p>
              </text:list-item>
              <text:list-item>
                <text:p text:style-name="P6">If the <text:span text:style-name="T2">checkbox </text:span>is inactive, files will remain only links to the file system</text:p>
                <text:p text:style-name="P6"/>
              </text:list-item>
            </text:list>
          </table:table-cell>
        </table:table-row>
        <table:table-row>
          <table:table-cell table:style-name="Table1.A12" office:value-type="string">
            <text:p text:style-name="P1">Main Flow</text:p>
          </table:table-cell>
          <table:table-cell table:style-name="Table1.B12" office:value-type="string">
            <text:list xml:id="list963763477973533726" text:style-name="L3">
              <text:list-item>
                <text:p text:style-name="P8">The DM wants to toggle the <text:span text:style-name="T1">“Toggle Copy Files Into World Folder” checkbox </text:span>to turn it on or off</text:p>
              </text:list-item>
              <text:list-item>
                <text:p text:style-name="P8">The DM clicks <text:span text:style-name="T1">the checkbox next to “Toggle Copy Files Into World Folder”</text:span></text:p>
              </text:list-item>
              <text:list-item>
                <text:p text:style-name="P7">If the <text:span text:style-name="T1">copying of files was already happening, it will no longer happen</text:span></text:p>
              </text:list-item>
              <text:list-item>
                <text:p text:style-name="P8">If the <text:span text:style-name="T1">copying of files was already happening, it will happen</text:span></text:p>
              </text:list-item>
            </text:list>
            <text:p text:style-name="P1"/>
          </table:table-cell>
        </table:table-row>
        <table:table-row>
          <table:table-cell table:style-name="Table1.A12" office:value-type="string">
            <text:p text:style-name="P1">Alternate Flows</text:p>
          </table:table-cell>
          <table:table-cell table:style-name="Table1.B1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03:58.264000000</dc:date>
    <meta:editing-duration>PT1H5M43S</meta:editing-duration>
    <meta:editing-cycles>11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208" meta:character-count="1110" meta:non-whitespace-character-count="935"/>
  </office:meta>
</office:document-meta>
</file>